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1.42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126.96mm"/>
    </style:style>
    <style:style style:name="co5" style:family="table-column">
      <style:table-column-properties fo:break-before="auto" style:column-width="40.23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52.44mm"/>
    </style:style>
    <style:style style:name="co8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6"/>
        <table:table-column table:style-name="co9" table:number-columns-repeated="16" table:default-cell-style-name="Default"/>
        <table:table-column table:style-name="co11" table:number-columns-repeated="2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<text:span text:style-name="T5">[dyn], </text:span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2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maxlake</text:p>
          </table:table-cell>
          <table:table-cell/>
          <table:table-cell table:style-name="ce9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_vol0_factor</text:p>
          </table:table-cell>
          <table:table-cell/>
          <table:table-cell table:style-name="ce9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append_output</text:p>
          </table:table-cell>
          <table:table-cell/>
          <table:table-cell table:style-name="ce9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fvol_over</text:p>
          </table:table-cell>
          <table:table-cell/>
          <table:table-cell table:style-name="ce9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 table:number-rows-repeated="31581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7">00.00.0000</text:date>, <text:time style:data-style-name="N2" text:time-value="14:06:07.4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05-06-23T12:25:26</meta:creation-date>
    <dc:date>2018-09-17T14:07:36.662000000</dc:date>
    <meta:editing-cycles>250</meta:editing-cycles>
    <meta:editing-duration>P12DT2H48M14S</meta:editing-duration>
    <meta:document-statistic meta:table-count="3" meta:cell-count="2472" meta:object-count="0"/>
    <meta:user-defined meta:name="Info 1"/>
    <meta:user-defined meta:name="Info 2"/>
    <meta:user-defined meta:name="Info 3"/>
    <meta:user-defined meta:name="Info 4"/>
  </office:meta>
</office:document-meta>
</file>